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3681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4972in"/>
    </style:style>
    <style:style style:name="co11" style:family="table-column">
      <style:table-column-properties fo:break-before="auto" style:column-width="1.2346in"/>
    </style:style>
    <style:style style:name="co12" style:family="table-column">
      <style:table-column-properties fo:break-before="auto" style:column-width="1.8984in"/>
    </style:style>
    <style:style style:name="co13" style:family="table-column">
      <style:table-column-properties fo:break-before="auto" style:column-width="1.3583in"/>
    </style:style>
    <style:style style:name="co14" style:family="table-column">
      <style:table-column-properties fo:break-before="auto" style:column-width="1.9425in"/>
    </style:style>
    <style:style style:name="co15" style:family="table-column">
      <style:table-column-properties fo:break-before="auto" style:column-width="1.389in"/>
    </style:style>
    <style:style style:name="co16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1.5744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2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2772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5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16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5.2366in" svg:height="5.8035in" svg:x="1.7579in" svg:y="7.6827in">
            <draw:object draw:notify-on-update-of-ranges="RESULTS.A17:RESULTS.A20 RESULTS.C17:RESULTS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0.2268in" svg:height="0.2772in" draw:transform="rotate (1.5707963267949) translate (1.88228346456693in 10.0582677165354in)">
            <draw:text-box>
              <text:p><text:span text:style-name="T1">3</text:span></text:p>
            </draw:text-box>
          </draw:frame>
          <draw:frame draw:z-index="2" draw:style-name="gr3" draw:text-style-name="P2" svg:width="0.5012in" svg:height="0.385in" draw:transform="rotate (1.5707963267949) translate (2.20944881889764in 10.0657480314961in)">
            <draw:text-box>
              <text:p><text:span text:style-name="T1">opt</text:span></text:p>
            </draw:text-box>
          </draw:frame>
          <draw:frame draw:z-index="3" draw:style-name="gr1" draw:text-style-name="P1" svg:width="5.2366in" svg:height="5.8035in" svg:x="8.0894in" svg:y="7.7106in">
            <draw:object draw:notify-on-update-of-ranges="RESULTS.A12:RESULTS.A15 RESULTS.C12:RESULTS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4" draw:text-style-name="P2" svg:width="0.3614in" svg:height="0.3165in" draw:transform="rotate (1.5707963267949) translate (8.2507874015748in 10.1287401574803in)">
            <draw:text-box>
              <text:p><text:span text:style-name="T1">20</text:span></text:p>
            </draw:text-box>
          </draw:frame>
          <draw:frame draw:z-index="5" draw:style-name="gr4" draw:text-style-name="P2" svg:width="0.3614in" svg:height="0.3165in" draw:transform="rotate (1.5707963267949) translate (8.60157480314961in 10.148031496063in)">
            <draw:text-box>
              <text:p><text:span text:style-name="T1">h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2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7" table:number-columns-repeated="25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office:value-type="string" calcext:value-type="string" table:number-columns-spanned="11" table:number-rows-spanned="1">
            <text:p>Relative improvement over the best result of heuristics averaged over 22 instances</text:p>
          </table:table-cell>
          <table:covered-table-cell table:number-columns-repeated="3" table:style-name="ce16"/>
          <table:covered-table-cell table:number-columns-repeated="2" table:style-name="ce30"/>
          <table:covered-table-cell table:number-columns-repeated="5" table:style-name="ce16"/>
          <table:table-cell table:style-name="ce131" table:number-columns-repeated="2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ali535</text:p>
          </table:table-cell>
          <table:table-cell table:style-name="ce19" office:value-type="string" calcext:value-type="string">
            <text:p>att532</text:p>
          </table:table-cell>
          <table:table-cell table:style-name="ce19" office:value-type="string" calcext:value-type="string">
            <text:p>d1291</text:p>
          </table:table-cell>
          <table:table-cell table:style-name="ce19" office:value-type="string" calcext:value-type="string">
            <text:p>d657</text:p>
          </table:table-cell>
          <table:table-cell table:style-name="ce23" office:value-type="string" calcext:value-type="string">
            <text:p>dsj1000</text:p>
          </table:table-cell>
          <table:table-cell table:style-name="ce19" office:value-type="string" calcext:value-type="string">
            <text:p>fl1400</text:p>
          </table:table-cell>
          <table:table-cell table:style-name="ce19" office:value-type="string" calcext:value-type="string">
            <text:p>gr666</text:p>
          </table:table-cell>
          <table:table-cell table:style-name="ce19" office:value-type="string" calcext:value-type="string">
            <text:p>nrw1379</text:p>
          </table:table-cell>
          <table:table-cell table:style-name="ce19" office:value-type="string" calcext:value-type="string">
            <text:p>p654</text:p>
          </table:table-cell>
          <table:table-cell table:style-name="ce19" office:value-type="string" calcext:value-type="string">
            <text:p>pa561</text:p>
          </table:table-cell>
          <table:table-cell table:style-name="ce19" office:value-type="string" calcext:value-type="string">
            <text:p>pcb1173</text:p>
          </table:table-cell>
          <table:table-cell table:style-name="ce19" office:value-type="string" calcext:value-type="string">
            <text:p>pr1002</text:p>
          </table:table-cell>
          <table:table-cell table:style-name="ce19" office:value-type="string" calcext:value-type="string">
            <text:p>rat575</text:p>
          </table:table-cell>
          <table:table-cell table:style-name="ce19" office:value-type="string" calcext:value-type="string">
            <text:p>rat783</text:p>
          </table:table-cell>
          <table:table-cell table:style-name="ce19" office:value-type="string" calcext:value-type="string">
            <text:p>rl1304</text:p>
          </table:table-cell>
          <table:table-cell table:style-name="ce19" office:value-type="string" calcext:value-type="string">
            <text:p>rl1323</text:p>
          </table:table-cell>
          <table:table-cell table:style-name="ce19" office:value-type="string" calcext:value-type="string">
            <text:p>si1032</text:p>
          </table:table-cell>
          <table:table-cell table:style-name="ce19" office:value-type="string" calcext:value-type="string">
            <text:p>si535</text:p>
          </table:table-cell>
          <table:table-cell table:style-name="ce19" office:value-type="string" calcext:value-type="string">
            <text:p>u1060</text:p>
          </table:table-cell>
          <table:table-cell table:style-name="ce19" office:value-type="string" calcext:value-type="string">
            <text:p>u1432</text:p>
          </table:table-cell>
          <table:table-cell table:style-name="ce19" office:value-type="string" calcext:value-type="string">
            <text:p>u574</text:p>
          </table:table-cell>
          <table:table-cell table:style-name="ce19" office:value-type="string" calcext:value-type="string">
            <text:p>u724</text:p>
          </table:table-cell>
          <table:table-cell table:style-name="ce19" office:value-type="string" calcext:value-type="string">
            <text:p>vm1084</text:p>
          </table:table-cell>
          <table:table-cell table:style-name="ce131" table:number-columns-repeated="11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/>
          <table:table-cell table:style-name="ce22"/>
          <table:table-cell table:style-name="ce19"/>
          <table:table-cell table:style-name="ce22"/>
          <table:table-cell table:style-name="ce23" table:number-columns-repeated="2"/>
          <table:table-cell table:style-name="ce22" office:value-type="float" office:value="293620.093236024" calcext:value-type="float">
            <text:p>293620.093236024</text:p>
          </table:table-cell>
          <table:table-cell table:style-name="ce19"/>
          <table:table-cell table:style-name="ce22"/>
          <table:table-cell table:style-name="ce22" office:value-type="float" office:value="2763" calcext:value-type="float">
            <text:p>2763</text:p>
          </table:table-cell>
          <table:table-cell table:style-name="ce19"/>
          <table:table-cell table:style-name="ce22" office:value-type="float" office:value="259066.663052677" calcext:value-type="float">
            <text:p>259066.663052677</text:p>
          </table:table-cell>
          <table:table-cell table:style-name="ce19" table:number-columns-repeated="11"/>
          <table:table-cell table:style-name="ce131" table:number-columns-repeated="11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7" office:value-type="float" office:value="212319.367158397" calcext:value-type="float">
            <text:p>212319.367158397</text:p>
          </table:table-cell>
          <table:table-cell table:style-name="ce17" office:value-type="float" office:value="29198" calcext:value-type="float">
            <text:p>29198</text:p>
          </table:table-cell>
          <table:table-cell table:style-name="ce28" office:value-type="float" office:value="59501.8812549749" calcext:value-type="float">
            <text:p>59501.8812549749</text:p>
          </table:table-cell>
          <table:table-cell table:style-name="ce17" office:value-type="float" office:value="52265.8323424772" calcext:value-type="float">
            <text:p>52265.8323424772</text:p>
          </table:table-cell>
          <table:table-cell table:style-name="Default" office:value-type="float" office:value="20159895" calcext:value-type="float">
            <text:p>20159895</text:p>
          </table:table-cell>
          <table:table-cell table:style-name="ce17" office:value-type="float" office:value="21061.268237879" calcext:value-type="float">
            <text:p>21061.268237879</text:p>
          </table:table-cell>
          <table:table-cell table:style-name="ce17" office:value-type="float" office:value="318051.580252843" calcext:value-type="float">
            <text:p>318051.580252843</text:p>
          </table:table-cell>
          <table:table-cell table:style-name="ce17" office:value-type="float" office:value="62222.9086988929" calcext:value-type="float">
            <text:p>62222.9086988929</text:p>
          </table:table-cell>
          <table:table-cell table:style-name="ce28" office:value-type="float" office:value="35665.6641418176" calcext:value-type="float">
            <text:p>35665.6641418176</text:p>
          </table:table-cell>
          <table:table-cell table:style-name="ce17" office:value-type="float" office:value="3018" calcext:value-type="float">
            <text:p>3018</text:p>
          </table:table-cell>
          <table:table-cell table:style-name="ce17" office:value-type="float" office:value="65094.0258468795" calcext:value-type="float">
            <text:p>65094.0258468795</text:p>
          </table:table-cell>
          <table:table-cell table:style-name="ce37" office:value-type="float" office:value="280501.941233837" calcext:value-type="float">
            <text:p>280501.941233837</text:p>
          </table:table-cell>
          <table:table-cell table:style-name="ce17" office:value-type="float" office:value="7315.24400482156" calcext:value-type="float">
            <text:p>7315.24400482156</text:p>
          </table:table-cell>
          <table:table-cell table:style-name="ce37" office:value-type="float" office:value="9648.06743611529" calcext:value-type="float">
            <text:p>9648.06743611529</text:p>
          </table:table-cell>
          <table:table-cell table:style-name="ce37" office:value-type="float" office:value="292926.154777818" calcext:value-type="float">
            <text:p>292926.154777818</text:p>
          </table:table-cell>
          <table:table-cell table:style-name="ce37" office:value-type="float" office:value="314423.344872805" calcext:value-type="float">
            <text:p>314423.344872805</text:p>
          </table:table-cell>
          <table:table-cell table:style-name="ce37" office:value-type="float" office:value="93912" calcext:value-type="float">
            <text:p>93912</text:p>
          </table:table-cell>
          <table:table-cell table:style-name="ce37" office:value-type="float" office:value="49476" calcext:value-type="float">
            <text:p>49476</text:p>
          </table:table-cell>
          <table:table-cell table:style-name="ce37" office:value-type="float" office:value="242551.75496655" calcext:value-type="float">
            <text:p>242551.75496655</text:p>
          </table:table-cell>
          <table:table-cell table:style-name="ce37" office:value-type="float" office:value="169593.461958423" calcext:value-type="float">
            <text:p>169593.461958423</text:p>
          </table:table-cell>
          <table:table-cell table:style-name="ce37" office:value-type="float" office:value="39425.4988855378" calcext:value-type="float">
            <text:p>39425.4988855378</text:p>
          </table:table-cell>
          <table:table-cell table:style-name="ce37" office:value-type="float" office:value="45258.8417319685" calcext:value-type="float">
            <text:p>45258.8417319685</text:p>
          </table:table-cell>
          <table:table-cell table:style-name="ce37" office:value-type="float" office:value="259918.925584107" calcext:value-type="float">
            <text:p>259918.925584107</text:p>
          </table:table-cell>
          <table:table-cell table:style-name="ce131" table:number-columns-repeated="11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4"/>
          <table:table-cell table:style-name="ce23" table:number-columns-repeated="2"/>
          <table:table-cell table:style-name="ce19" table:number-columns-repeated="17"/>
          <table:table-cell table:style-name="ce131" table:number-columns-repeated="11"/>
          <table:table-cell table:number-columns-repeated="6"/>
        </table:table-row>
        <table:table-row table:style-name="ro6">
          <table:table-cell table:style-name="ce4" table:number-columns-repeated="3"/>
          <table:table-cell table:style-name="ce21" office:value-type="string" calcext:value-type="string" table:number-columns-spanned="11" table:number-rows-spanned="1">
            <text:p>Absolute values</text:p>
          </table:table-cell>
          <table:covered-table-cell table:number-columns-repeated="3" table:style-name="ce4"/>
          <table:covered-table-cell table:number-columns-repeated="2" table:style-name="ce30"/>
          <table:covered-table-cell table:number-columns-repeated="5" table:style-name="ce4"/>
          <table:table-cell table:style-name="ce61" table:number-columns-repeated="29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number-columns-repeated="2"/>
          <table:table-cell office:value-type="float" office:value="212319.367158397" calcext:value-type="float">
            <text:p>212319.367158397</text:p>
          </table:table-cell>
          <table:table-cell office:value-type="float" office:value="29198" calcext:value-type="float">
            <text:p>29198</text:p>
          </table:table-cell>
          <table:table-cell office:value-type="float" office:value="58844.9184598368" calcext:value-type="float">
            <text:p>58844.9184598368</text:p>
          </table:table-cell>
          <table:table-cell office:value-type="float" office:value="52265.8323424772" calcext:value-type="float">
            <text:p>52265.8323424772</text:p>
          </table:table-cell>
          <table:table-cell table:style-name="Default" office:value-type="float" office:value="20159895" calcext:value-type="float">
            <text:p>20159895</text:p>
          </table:table-cell>
          <table:table-cell table:style-name="Default" office:value-type="float" office:value="21061.268237879" calcext:value-type="float">
            <text:p>21061.268237879</text:p>
          </table:table-cell>
          <table:table-cell office:value-type="float" office:value="318051.580252843" calcext:value-type="float">
            <text:p>318051.580252843</text:p>
          </table:table-cell>
          <table:table-cell office:value-type="float" office:value="62222.9086988929" calcext:value-type="float">
            <text:p>62222.9086988929</text:p>
          </table:table-cell>
          <table:table-cell office:value-type="float" office:value="35665.6641418176" calcext:value-type="float">
            <text:p>35665.6641418176</text:p>
          </table:table-cell>
          <table:table-cell office:value-type="float" office:value="3018" calcext:value-type="float">
            <text:p>3018</text:p>
          </table:table-cell>
          <table:table-cell office:value-type="float" office:value="65094.0258468795" calcext:value-type="float">
            <text:p>65094.0258468795</text:p>
          </table:table-cell>
          <table:table-cell office:value-type="float" office:value="280501.941233837" calcext:value-type="float">
            <text:p>280501.941233837</text:p>
          </table:table-cell>
          <table:table-cell office:value-type="float" office:value="7315.24400482156" calcext:value-type="float">
            <text:p>7315.24400482156</text:p>
          </table:table-cell>
          <table:table-cell office:value-type="float" office:value="9648.06743611529" calcext:value-type="float">
            <text:p>9648.06743611529</text:p>
          </table:table-cell>
          <table:table-cell office:value-type="float" office:value="292926.154777818" calcext:value-type="float">
            <text:p>292926.154777818</text:p>
          </table:table-cell>
          <table:table-cell office:value-type="float" office:value="314423.344872805" calcext:value-type="float">
            <text:p>314423.344872805</text:p>
          </table:table-cell>
          <table:table-cell office:value-type="float" office:value="93596.3333333333" calcext:value-type="float">
            <text:p>93596.3333333333</text:p>
          </table:table-cell>
          <table:table-cell office:value-type="float" office:value="49454" calcext:value-type="float">
            <text:p>49454</text:p>
          </table:table-cell>
          <table:table-cell office:value-type="float" office:value="242551.75496655" calcext:value-type="float">
            <text:p>242551.75496655</text:p>
          </table:table-cell>
          <table:table-cell office:value-type="float" office:value="169593.461958423" calcext:value-type="float">
            <text:p>169593.461958423</text:p>
          </table:table-cell>
          <table:table-cell office:value-type="float" office:value="39425.4988855378" calcext:value-type="float">
            <text:p>39425.4988855378</text:p>
          </table:table-cell>
          <table:table-cell office:value-type="float" office:value="45258.8417319685" calcext:value-type="float">
            <text:p>45258.8417319685</text:p>
          </table:table-cell>
          <table:table-cell office:value-type="float" office:value="259918.925584107" calcext:value-type="float">
            <text:p>259918.925584107</text:p>
          </table:table-cell>
          <table:table-cell table:number-columns-repeated="17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number-columns-repeated="2"/>
          <table:table-cell office:value-type="float" office:value="212139.786921874" calcext:value-type="float">
            <text:p>212139.786921874</text:p>
          </table:table-cell>
          <table:table-cell office:value-type="float" office:value="29060.3333333333" calcext:value-type="float">
            <text:p>29060.3333333333</text:p>
          </table:table-cell>
          <table:table-cell office:value-type="float" office:value="57167.6945242755" calcext:value-type="float">
            <text:p>57167.6945242755</text:p>
          </table:table-cell>
          <table:table-cell office:value-type="float" office:value="51877.2156820509" calcext:value-type="float">
            <text:p>51877.2156820509</text:p>
          </table:table-cell>
          <table:table-cell table:style-name="Default" office:value-type="float" office:value="20109841.3333333" calcext:value-type="float">
            <text:p>20109841.3333333</text:p>
          </table:table-cell>
          <table:table-cell table:style-name="Default" office:value-type="float" office:value="21021.731419085" calcext:value-type="float">
            <text:p>21021.731419085</text:p>
          </table:table-cell>
          <table:table-cell office:value-type="float" office:value="317422.416397021" calcext:value-type="float">
            <text:p>317422.416397021</text:p>
          </table:table-cell>
          <table:table-cell office:value-type="float" office:value="62022.9866056304" calcext:value-type="float">
            <text:p>62022.9866056304</text:p>
          </table:table-cell>
          <table:table-cell office:value-type="float" office:value="35566.2684600943" calcext:value-type="float">
            <text:p>35566.2684600943</text:p>
          </table:table-cell>
          <table:table-cell office:value-type="float" office:value="2997" calcext:value-type="float">
            <text:p>2997</text:p>
          </table:table-cell>
          <table:table-cell office:value-type="float" office:value="64774.1383354447" calcext:value-type="float">
            <text:p>64774.1383354447</text:p>
          </table:table-cell>
          <table:table-cell office:value-type="float" office:value="279389.687172673" calcext:value-type="float">
            <text:p>279389.687172673</text:p>
          </table:table-cell>
          <table:table-cell office:value-type="float" office:value="7287.48677617731" calcext:value-type="float">
            <text:p>7287.48677617731</text:p>
          </table:table-cell>
          <table:table-cell office:value-type="float" office:value="9604.18371905491" calcext:value-type="float">
            <text:p>9604.18371905491</text:p>
          </table:table-cell>
          <table:table-cell office:value-type="float" office:value="292077.870484824" calcext:value-type="float">
            <text:p>292077.870484824</text:p>
          </table:table-cell>
          <table:table-cell office:value-type="float" office:value="313431.049840586" calcext:value-type="float">
            <text:p>313431.049840586</text:p>
          </table:table-cell>
          <table:table-cell office:value-type="float" office:value="93544" calcext:value-type="float">
            <text:p>93544</text:p>
          </table:table-cell>
          <table:table-cell office:value-type="float" office:value="49323" calcext:value-type="float">
            <text:p>49323</text:p>
          </table:table-cell>
          <table:table-cell office:value-type="float" office:value="241417.232224007" calcext:value-type="float">
            <text:p>241417.232224007</text:p>
          </table:table-cell>
          <table:table-cell office:value-type="float" office:value="169334.603654206" calcext:value-type="float">
            <text:p>169334.603654206</text:p>
          </table:table-cell>
          <table:table-cell office:value-type="float" office:value="39359.5068941836" calcext:value-type="float">
            <text:p>39359.5068941836</text:p>
          </table:table-cell>
          <table:table-cell office:value-type="float" office:value="44902.3689221299" calcext:value-type="float">
            <text:p>44902.3689221299</text:p>
          </table:table-cell>
          <table:table-cell office:value-type="float" office:value="258747.259618066" calcext:value-type="float">
            <text:p>258747.259618066</text:p>
          </table:table-cell>
          <table:table-cell table:number-columns-repeated="17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number-columns-repeated="2"/>
          <table:table-cell office:value-type="float" office:value="212126.940675545" calcext:value-type="float">
            <text:p>212126.940675545</text:p>
          </table:table-cell>
          <table:table-cell office:value-type="float" office:value="29018.3333333333" calcext:value-type="float">
            <text:p>29018.3333333333</text:p>
          </table:table-cell>
          <table:table-cell office:value-type="float" office:value="56786.5918519712" calcext:value-type="float">
            <text:p>56786.5918519712</text:p>
          </table:table-cell>
          <table:table-cell office:value-type="float" office:value="52063.2995158273" calcext:value-type="float">
            <text:p>52063.2995158273</text:p>
          </table:table-cell>
          <table:table-cell table:style-name="Default" office:value-type="float" office:value="20125644.6666667" calcext:value-type="float">
            <text:p>20125644.6666667</text:p>
          </table:table-cell>
          <table:table-cell table:style-name="Default" office:value-type="float" office:value="21044.8320286226" calcext:value-type="float">
            <text:p>21044.8320286226</text:p>
          </table:table-cell>
          <table:table-cell office:value-type="float" office:value="317093.463453269" calcext:value-type="float">
            <text:p>317093.463453269</text:p>
          </table:table-cell>
          <table:table-cell office:value-type="float" office:value="62027.0390454241" calcext:value-type="float">
            <text:p>62027.0390454241</text:p>
          </table:table-cell>
          <table:table-cell office:value-type="float" office:value="35347.3591164658" calcext:value-type="float">
            <text:p>35347.3591164658</text:p>
          </table:table-cell>
          <table:table-cell office:value-type="float" office:value="2961.33333333333" calcext:value-type="float">
            <text:p>2961.33333333333</text:p>
          </table:table-cell>
          <table:table-cell office:value-type="float" office:value="64822.0888945874" calcext:value-type="float">
            <text:p>64822.0888945874</text:p>
          </table:table-cell>
          <table:table-cell office:value-type="float" office:value="279596.881877235" calcext:value-type="float">
            <text:p>279596.881877235</text:p>
          </table:table-cell>
          <table:table-cell office:value-type="float" office:value="7291.82569444541" calcext:value-type="float">
            <text:p>7291.82569444541</text:p>
          </table:table-cell>
          <table:table-cell office:value-type="float" office:value="9616.40114125936" calcext:value-type="float">
            <text:p>9616.40114125936</text:p>
          </table:table-cell>
          <table:table-cell office:value-type="float" office:value="292158.814512493" calcext:value-type="float">
            <text:p>292158.814512493</text:p>
          </table:table-cell>
          <table:table-cell office:value-type="float" office:value="311438.834551802" calcext:value-type="float">
            <text:p>311438.834551802</text:p>
          </table:table-cell>
          <table:table-cell office:value-type="float" office:value="93440.6666666667" calcext:value-type="float">
            <text:p>93440.6666666667</text:p>
          </table:table-cell>
          <table:table-cell office:value-type="float" office:value="49257.6666666667" calcext:value-type="float">
            <text:p>49257.6666666667</text:p>
          </table:table-cell>
          <table:table-cell office:value-type="float" office:value="241586.122935554" calcext:value-type="float">
            <text:p>241586.122935554</text:p>
          </table:table-cell>
          <table:table-cell office:value-type="float" office:value="169562.679052517" calcext:value-type="float">
            <text:p>169562.679052517</text:p>
          </table:table-cell>
          <table:table-cell office:value-type="float" office:value="39372.6779527251" calcext:value-type="float">
            <text:p>39372.6779527251</text:p>
          </table:table-cell>
          <table:table-cell office:value-type="float" office:value="45011.2580943138" calcext:value-type="float">
            <text:p>45011.2580943138</text:p>
          </table:table-cell>
          <table:table-cell office:value-type="float" office:value="257623.854225038" calcext:value-type="float">
            <text:p>257623.854225038</text:p>
          </table:table-cell>
          <table:table-cell table:number-columns-repeated="17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number-columns-repeated="2"/>
          <table:table-cell office:value-type="float" office:value="212319.367158397" calcext:value-type="float">
            <text:p>212319.367158397</text:p>
          </table:table-cell>
          <table:table-cell office:value-type="float" office:value="29167.3333333333" calcext:value-type="float">
            <text:p>29167.3333333333</text:p>
          </table:table-cell>
          <table:table-cell office:value-type="float" office:value="59313.4158419715" calcext:value-type="float">
            <text:p>59313.4158419715</text:p>
          </table:table-cell>
          <table:table-cell office:value-type="float" office:value="52063.5112206486" calcext:value-type="float">
            <text:p>52063.5112206486</text:p>
          </table:table-cell>
          <table:table-cell table:style-name="Default" office:value-type="float" office:value="20153180" calcext:value-type="float">
            <text:p>20153180</text:p>
          </table:table-cell>
          <table:table-cell table:style-name="Default" office:value-type="float" office:value="21059.4584763257" calcext:value-type="float">
            <text:p>21059.4584763257</text:p>
          </table:table-cell>
          <table:table-cell office:value-type="float" office:value="318045.852648018" calcext:value-type="float">
            <text:p>318045.852648018</text:p>
          </table:table-cell>
          <table:table-cell office:value-type="float" office:value="62219.7743903329" calcext:value-type="float">
            <text:p>62219.7743903329</text:p>
          </table:table-cell>
          <table:table-cell office:value-type="float" office:value="35540.0283646327" calcext:value-type="float">
            <text:p>35540.0283646327</text:p>
          </table:table-cell>
          <table:table-cell office:value-type="float" office:value="3004.66666666667" calcext:value-type="float">
            <text:p>3004.66666666667</text:p>
          </table:table-cell>
          <table:table-cell office:value-type="float" office:value="65075.8451460312" calcext:value-type="float">
            <text:p>65075.8451460312</text:p>
          </table:table-cell>
          <table:table-cell office:value-type="float" office:value="280488.663045914" calcext:value-type="float">
            <text:p>280488.663045914</text:p>
          </table:table-cell>
          <table:table-cell office:value-type="float" office:value="7308.2667100287" calcext:value-type="float">
            <text:p>7308.2667100287</text:p>
          </table:table-cell>
          <table:table-cell office:value-type="float" office:value="9646.32310818866" calcext:value-type="float">
            <text:p>9646.32310818866</text:p>
          </table:table-cell>
          <table:table-cell office:value-type="float" office:value="292910.999154672" calcext:value-type="float">
            <text:p>292910.999154672</text:p>
          </table:table-cell>
          <table:table-cell office:value-type="float" office:value="314405.782960075" calcext:value-type="float">
            <text:p>314405.782960075</text:p>
          </table:table-cell>
          <table:table-cell office:value-type="float" office:value="93885" calcext:value-type="float">
            <text:p>93885</text:p>
          </table:table-cell>
          <table:table-cell office:value-type="float" office:value="49421.6666666667" calcext:value-type="float">
            <text:p>49421.6666666667</text:p>
          </table:table-cell>
          <table:table-cell office:value-type="float" office:value="242190.313270388" calcext:value-type="float">
            <text:p>242190.313270388</text:p>
          </table:table-cell>
          <table:table-cell office:value-type="float" office:value="169585.064095016" calcext:value-type="float">
            <text:p>169585.064095016</text:p>
          </table:table-cell>
          <table:table-cell office:value-type="float" office:value="39395.4555035202" calcext:value-type="float">
            <text:p>39395.4555035202</text:p>
          </table:table-cell>
          <table:table-cell office:value-type="float" office:value="45195.999430665" calcext:value-type="float">
            <text:p>45195.999430665</text:p>
          </table:table-cell>
          <table:table-cell office:value-type="float" office:value="259900.339755225" calcext:value-type="float">
            <text:p>259900.339755225</text:p>
          </table:table-cell>
          <table:table-cell table:number-columns-repeated="17"/>
        </table:table-row>
        <table:table-row table:style-name="ro6">
          <table:table-cell table:style-name="ce4" table:number-columns-spanned="2" table:number-rows-spanned="1"/>
          <table:covered-table-cell table:style-name="ce12" table:formula="of:=SUM([.D11:.N11])/22" office:value-type="float" office:value="0" calcext:value-type="float">
            <text:p>0</text:p>
          </table:covered-table-cell>
          <table:table-cell table:style-name="ce12"/>
          <table:table-cell table:style-name="ce21" office:value-type="string" calcext:value-type="string" table:number-columns-spanned="11" table:number-rows-spanned="1">
            <text:p>Relative difference of the fitness value in comparison with the best result of heuristics</text:p>
          </table:table-cell>
          <table:covered-table-cell table:number-columns-repeated="3" table:style-name="ce16"/>
          <table:covered-table-cell table:number-columns-repeated="2" table:style-name="ce30"/>
          <table:covered-table-cell table:number-columns-repeated="5" table:style-name="ce16"/>
          <table:table-cell table:style-name="ce131" table:number-columns-repeated="23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formula="of:=SUM([.D12:.Z12])/20" office:value-type="float" office:value="0.000742350261965899" calcext:value-type="float">
            <text:p>0.000742350261966</text:p>
          </table:table-cell>
          <table:table-cell table:style-name="ce13" table:formula="of:=[.B12]" office:value-type="percentage" office:value="0.000742350261965899" calcext:value-type="percentage">
            <text:p>0.07%</text:p>
          </table:table-cell>
          <table:table-cell table:style-name="ce112" table:formula="of:=([.D$4]-[.D7])/[.D$4]" office:value-type="float" office:value="0" calcext:value-type="float">
            <text:p>0</text:p>
          </table:table-cell>
          <table:table-cell table:style-name="ce112" table:formula="of:=([.E$4]-[.E7])/[.E$4]" office:value-type="float" office:value="0" calcext:value-type="float">
            <text:p>0</text:p>
          </table:table-cell>
          <table:table-cell table:style-name="ce112" table:formula="of:=([.F$4]-[.F7])/[.F$4]" office:value-type="float" office:value="0.0110410424222207" calcext:value-type="float">
            <text:p>0.011041042422221</text:p>
          </table:table-cell>
          <table:table-cell table:style-name="ce112" table:formula="of:=([.G$4]-[.G7])/[.G$4]" office:value-type="float" office:value="0" calcext:value-type="float">
            <text:p>0</text:p>
          </table:table-cell>
          <table:table-cell table:style-name="ce112" table:formula="of:=([.H$4]-[.H7])/[.H$4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K$4]-[.K7])/[.K$4]" office:value-type="float" office:value="0" calcext:value-type="float">
            <text:p>0</text:p>
          </table:table-cell>
          <table:table-cell table:style-name="ce112" table:formula="of:=([.L$4]-[.L7])/[.L$4]" office:value-type="float" office:value="0" calcext:value-type="float">
            <text:p>0</text:p>
          </table:table-cell>
          <table:table-cell table:style-name="ce112"/>
          <table:table-cell table:style-name="ce112" table:formula="of:=([.N$4]-[.N7])/[.N$4]" office:value-type="float" office:value="0" calcext:value-type="float">
            <text:p>0</text:p>
          </table:table-cell>
          <table:table-cell table:style-name="ce112"/>
          <table:table-cell table:style-name="ce112" table:formula="of:=([.P$4]-[.P7])/[.P$4]" office:value-type="float" office:value="0" calcext:value-type="float">
            <text:p>0</text:p>
          </table:table-cell>
          <table:table-cell table:style-name="ce112" table:formula="of:=([.Q$4]-[.Q7])/[.Q$4]" office:value-type="float" office:value="0" calcext:value-type="float">
            <text:p>0</text:p>
          </table:table-cell>
          <table:table-cell table:style-name="ce112" table:formula="of:=([.R$4]-[.R7])/[.R$4]" office:value-type="float" office:value="0" calcext:value-type="float">
            <text:p>0</text:p>
          </table:table-cell>
          <table:table-cell table:style-name="ce112" table:formula="of:=([.S$4]-[.S7])/[.S$4]" office:value-type="float" office:value="0" calcext:value-type="float">
            <text:p>0</text:p>
          </table:table-cell>
          <table:table-cell table:style-name="ce112" table:formula="of:=([.T$4]-[.T7])/[.T$4]" office:value-type="float" office:value="0.00336130277990748" calcext:value-type="float">
            <text:p>0.003361302779907</text:p>
          </table:table-cell>
          <table:table-cell table:style-name="ce112" table:formula="of:=([.U$4]-[.U7])/[.U$4]" office:value-type="float" office:value="0.000444660037189749" calcext:value-type="float">
            <text:p>0.00044466003719</text:p>
          </table:table-cell>
          <table:table-cell table:style-name="ce112" table:formula="of:=([.V$4]-[.V7])/[.V$4]" office:value-type="float" office:value="0" calcext:value-type="float">
            <text:p>0</text:p>
          </table:table-cell>
          <table:table-cell table:style-name="ce112" table:formula="of:=([.W$4]-[.W7])/[.W$4]" office:value-type="float" office:value="0" calcext:value-type="float">
            <text:p>0</text:p>
          </table:table-cell>
          <table:table-cell table:style-name="ce112" table:formula="of:=([.X$4]-[.X7])/[.X$4]" office:value-type="float" office:value="0" calcext:value-type="float">
            <text:p>0</text:p>
          </table:table-cell>
          <table:table-cell table:style-name="ce112" table:formula="of:=([.Y$4]-[.Y7])/[.Y$4]" office:value-type="float" office:value="0" calcext:value-type="float">
            <text:p>0</text:p>
          </table:table-cell>
          <table:table-cell table:style-name="ce112" table:formula="of:=([.Z$4]-[.Z7])/[.Z$4]" office:value-type="float" office:value="0" calcext:value-type="float">
            <text:p>0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formula="of:=SUM([.D13:.Z13])/20" office:value-type="float" office:value="0.00536446428051389" calcext:value-type="float">
            <text:p>0.005364464280514</text:p>
          </table:table-cell>
          <table:table-cell table:style-name="ce13" table:formula="of:=[.B13]" office:value-type="percentage" office:value="0.00536446428051389" calcext:value-type="percentage">
            <text:p>0.54%</text:p>
          </table:table-cell>
          <table:table-cell table:style-name="ce112" table:formula="of:=([.D$4]-[.D8])/[.D$4]" office:value-type="float" office:value="0.000845802429267413" calcext:value-type="float">
            <text:p>0.000845802429267</text:p>
          </table:table-cell>
          <table:table-cell table:style-name="ce112" table:formula="of:=([.E$4]-[.E8])/[.E$4]" office:value-type="float" office:value="0.00471493481288677" calcext:value-type="float">
            <text:p>0.004714934812887</text:p>
          </table:table-cell>
          <table:table-cell table:style-name="ce112" table:formula="of:=([.F$4]-[.F8])/[.F$4]" office:value-type="float" office:value="0.0392287887621064" calcext:value-type="float">
            <text:p>0.039228788762106</text:p>
          </table:table-cell>
          <table:table-cell table:style-name="ce112" table:formula="of:=([.G$4]-[.G8])/[.G$4]" office:value-type="float" office:value="0.00743538642759653" calcext:value-type="float">
            <text:p>0.007435386427597</text:p>
          </table:table-cell>
          <table:table-cell table:style-name="ce112" table:formula="of:=([.H$4]-[.H8])/[.H$4]" office:value-type="float" office:value="0.00248283369862134" calcext:value-type="float">
            <text:p>0.002482833698621</text:p>
          </table:table-cell>
          <table:table-cell table:style-name="ce112" table:number-columns-repeated="2"/>
          <table:table-cell table:style-name="ce112" table:formula="of:=([.K$4]-[.K8])/[.K$4]" office:value-type="float" office:value="0.00321299819379964" calcext:value-type="float">
            <text:p>0.0032129981938</text:p>
          </table:table-cell>
          <table:table-cell table:style-name="ce112" table:formula="of:=([.L$4]-[.L8])/[.L$4]" office:value-type="float" office:value="0.00278687314858522" calcext:value-type="float">
            <text:p>0.002786873148585</text:p>
          </table:table-cell>
          <table:table-cell table:style-name="ce112"/>
          <table:table-cell table:style-name="ce112" table:formula="of:=([.N$4]-[.N8])/[.N$4]" office:value-type="float" office:value="0.00491423763199556" calcext:value-type="float">
            <text:p>0.004914237631996</text:p>
          </table:table-cell>
          <table:table-cell table:style-name="ce112"/>
          <table:table-cell table:style-name="ce112" table:formula="of:=([.P$4]-[.P8])/[.P$4]" office:value-type="float" office:value="0.00379443647073867" calcext:value-type="float">
            <text:p>0.003794436470739</text:p>
          </table:table-cell>
          <table:table-cell table:style-name="ce112" table:formula="of:=([.Q$4]-[.Q8])/[.Q$4]" office:value-type="float" office:value="0.00454844634440646" calcext:value-type="float">
            <text:p>0.004548446344406</text:p>
          </table:table-cell>
          <table:table-cell table:style-name="ce112" table:formula="of:=([.R$4]-[.R8])/[.R$4]" office:value-type="float" office:value="0.00289589809294291" calcext:value-type="float">
            <text:p>0.002895898092943</text:p>
          </table:table-cell>
          <table:table-cell table:style-name="ce112" table:formula="of:=([.S$4]-[.S8])/[.S$4]" office:value-type="float" office:value="0.00315592034879197" calcext:value-type="float">
            <text:p>0.003155920348792</text:p>
          </table:table-cell>
          <table:table-cell table:style-name="ce112" table:formula="of:=([.T$4]-[.T8])/[.T$4]" office:value-type="float" office:value="0.00391856205809694" calcext:value-type="float">
            <text:p>0.003918562058097</text:p>
          </table:table-cell>
          <table:table-cell table:style-name="ce112" table:formula="of:=([.U$4]-[.U8])/[.U$4]" office:value-type="float" office:value="0.00309240844045598" calcext:value-type="float">
            <text:p>0.003092408440456</text:p>
          </table:table-cell>
          <table:table-cell table:style-name="ce112" table:formula="of:=([.V$4]-[.V8])/[.V$4]" office:value-type="float" office:value="0.00467744602672317" calcext:value-type="float">
            <text:p>0.004677446026723</text:p>
          </table:table-cell>
          <table:table-cell table:style-name="ce112" table:formula="of:=([.W$4]-[.W8])/[.W$4]" office:value-type="float" office:value="0.00152634601138439" calcext:value-type="float">
            <text:p>0.001526346011384</text:p>
          </table:table-cell>
          <table:table-cell table:style-name="ce112" table:formula="of:=([.X$4]-[.X8])/[.X$4]" office:value-type="float" office:value="0.00167384036269906" calcext:value-type="float">
            <text:p>0.001673840362699</text:p>
          </table:table-cell>
          <table:table-cell table:style-name="ce112" table:formula="of:=([.Y$4]-[.Y8])/[.Y$4]" office:value-type="float" office:value="0.00787631314008581" calcext:value-type="float">
            <text:p>0.007876313140086</text:p>
          </table:table-cell>
          <table:table-cell table:style-name="ce112" table:formula="of:=([.Z$4]-[.Z8])/[.Z$4]" office:value-type="float" office:value="0.00450781320909345" calcext:value-type="float">
            <text:p>0.004507813209093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formula="of:=SUM([.D14:.Z14])/20" office:value-type="float" office:value="0.0061173548235419" calcext:value-type="float">
            <text:p>0.006117354823542</text:p>
          </table:table-cell>
          <table:table-cell table:style-name="ce13" table:formula="of:=[.B14]" office:value-type="percentage" office:value="0.0061173548235419" calcext:value-type="percentage">
            <text:p>0.61%</text:p>
          </table:table-cell>
          <table:table-cell table:style-name="ce112" table:formula="of:=([.D$4]-[.D9])/[.D$4]" office:value-type="float" office:value="0.000906306784101359" calcext:value-type="float">
            <text:p>0.000906306784101</text:p>
          </table:table-cell>
          <table:table-cell table:style-name="ce112" table:formula="of:=([.E$4]-[.E9])/[.E$4]" office:value-type="float" office:value="0.00615338950156408" calcext:value-type="float">
            <text:p>0.006153389501564</text:p>
          </table:table-cell>
          <table:table-cell table:style-name="ce112" table:formula="of:=([.F$4]-[.F9])/[.F$4]" office:value-type="float" office:value="0.0456336731836808" calcext:value-type="float">
            <text:p>0.045633673183681</text:p>
          </table:table-cell>
          <table:table-cell table:style-name="ce112" table:formula="of:=([.G$4]-[.G9])/[.G$4]" office:value-type="float" office:value="0.00387505216262049" calcext:value-type="float">
            <text:p>0.00387505216262</text:p>
          </table:table-cell>
          <table:table-cell table:style-name="ce112" table:formula="of:=([.H$4]-[.H9])/[.H$4]" office:value-type="float" office:value="0.00169893411316538" calcext:value-type="float">
            <text:p>0.001698934113165</text:p>
          </table:table-cell>
          <table:table-cell table:style-name="ce112" table:number-columns-repeated="2"/>
          <table:table-cell table:style-name="ce112" table:formula="of:=([.K$4]-[.K9])/[.K$4]" office:value-type="float" office:value="0.00314787041564803" calcext:value-type="float">
            <text:p>0.003147870415648</text:p>
          </table:table-cell>
          <table:table-cell table:style-name="ce112" table:formula="of:=([.L$4]-[.L9])/[.L$4]" office:value-type="float" office:value="0.00892469081989015" calcext:value-type="float">
            <text:p>0.00892469081989</text:p>
          </table:table-cell>
          <table:table-cell table:style-name="ce112"/>
          <table:table-cell table:style-name="ce112" table:formula="of:=([.N$4]-[.N9])/[.N$4]" office:value-type="float" office:value="0.00417760230304121" calcext:value-type="float">
            <text:p>0.004177602303041</text:p>
          </table:table-cell>
          <table:table-cell table:style-name="ce112"/>
          <table:table-cell table:style-name="ce112" table:formula="of:=([.P$4]-[.P9])/[.P$4]" office:value-type="float" office:value="0.00320130269895501" calcext:value-type="float">
            <text:p>0.003201302698955</text:p>
          </table:table-cell>
          <table:table-cell table:style-name="ce112" table:formula="of:=([.Q$4]-[.Q9])/[.Q$4]" office:value-type="float" office:value="0.00328213863197022" calcext:value-type="float">
            <text:p>0.00328213863197</text:p>
          </table:table-cell>
          <table:table-cell table:style-name="ce112" table:formula="of:=([.R$4]-[.R9])/[.R$4]" office:value-type="float" office:value="0.00261956896920719" calcext:value-type="float">
            <text:p>0.002619568969207</text:p>
          </table:table-cell>
          <table:table-cell table:style-name="ce112" table:formula="of:=([.S$4]-[.S9])/[.S$4]" office:value-type="float" office:value="0.00949201250374684" calcext:value-type="float">
            <text:p>0.009492012503747</text:p>
          </table:table-cell>
          <table:table-cell table:style-name="ce112" table:formula="of:=([.T$4]-[.T9])/[.T$4]" office:value-type="float" office:value="0.00501888292585962" calcext:value-type="float">
            <text:p>0.00501888292586</text:p>
          </table:table-cell>
          <table:table-cell table:style-name="ce112" table:formula="of:=([.U$4]-[.U9])/[.U$4]" office:value-type="float" office:value="0.00441291400544377" calcext:value-type="float">
            <text:p>0.004412914005444</text:p>
          </table:table-cell>
          <table:table-cell table:style-name="ce112" table:formula="of:=([.V$4]-[.V9])/[.V$4]" office:value-type="float" office:value="0.00398113809207098" calcext:value-type="float">
            <text:p>0.003981138092071</text:p>
          </table:table-cell>
          <table:table-cell table:style-name="ce112" table:formula="of:=([.W$4]-[.W9])/[.W$4]" office:value-type="float" office:value="0.000181509980106662" calcext:value-type="float">
            <text:p>0.000181509980107</text:p>
          </table:table-cell>
          <table:table-cell table:style-name="ce112" table:formula="of:=([.X$4]-[.X9])/[.X$4]" office:value-type="float" office:value="0.00133976574313075" calcext:value-type="float">
            <text:p>0.001339765743131</text:p>
          </table:table-cell>
          <table:table-cell table:style-name="ce112" table:formula="of:=([.Y$4]-[.Y9])/[.Y$4]" office:value-type="float" office:value="0.00547039270516347" calcext:value-type="float">
            <text:p>0.005470392705163</text:p>
          </table:table-cell>
          <table:table-cell table:style-name="ce112" table:formula="of:=([.Z$4]-[.Z9])/[.Z$4]" office:value-type="float" office:value="0.00882995093147202" calcext:value-type="float">
            <text:p>0.008829950931472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formula="of:=SUM([.D15:.Z15])/20" office:value-type="float" office:value="0.000933181901364815" calcext:value-type="float">
            <text:p>0.000933181901365</text:p>
          </table:table-cell>
          <table:table-cell table:style-name="ce13" table:formula="of:=[.B15]" office:value-type="percentage" office:value="0.000933181901364815" calcext:value-type="percentage">
            <text:p>0.09%</text:p>
          </table:table-cell>
          <table:table-cell table:style-name="ce112" table:formula="of:=([.D$4]-[.D10])/[.D$4]" office:value-type="float" office:value="0" calcext:value-type="float">
            <text:p>0</text:p>
          </table:table-cell>
          <table:table-cell table:style-name="ce112" table:formula="of:=([.E$4]-[.E10])/[.E$4]" office:value-type="float" office:value="0.00105030024887554" calcext:value-type="float">
            <text:p>0.001050300248876</text:p>
          </table:table-cell>
          <table:table-cell table:style-name="ce112" table:formula="of:=([.F$4]-[.F10])/[.F$4]" office:value-type="float" office:value="0.0031673857872787" calcext:value-type="float">
            <text:p>0.003167385787279</text:p>
          </table:table-cell>
          <table:table-cell table:style-name="ce112" table:formula="of:=([.G$4]-[.G10])/[.G$4]" office:value-type="float" office:value="0.00387100162306528" calcext:value-type="float">
            <text:p>0.003871001623065</text:p>
          </table:table-cell>
          <table:table-cell table:style-name="ce112" table:formula="of:=([.H$4]-[.H10])/[.H$4]" office:value-type="float" office:value="0.000333087052288715" calcext:value-type="float">
            <text:p>0.000333087052289</text:p>
          </table:table-cell>
          <table:table-cell table:style-name="ce112" table:number-columns-repeated="2"/>
          <table:table-cell table:style-name="ce112" table:formula="of:=([.K$4]-[.K10])/[.K$4]" office:value-type="float" office:value="0.0000503722604034115" calcext:value-type="float">
            <text:p>5.03722604034115E-05</text:p>
          </table:table-cell>
          <table:table-cell table:style-name="ce112" table:formula="of:=([.L$4]-[.L10])/[.L$4]" office:value-type="float" office:value="0.00352259743952469" calcext:value-type="float">
            <text:p>0.003522597439525</text:p>
          </table:table-cell>
          <table:table-cell table:style-name="ce112"/>
          <table:table-cell table:style-name="ce112" table:formula="of:=([.N$4]-[.N10])/[.N$4]" office:value-type="float" office:value="0.000279299069488052" calcext:value-type="float">
            <text:p>0.000279299069488</text:p>
          </table:table-cell>
          <table:table-cell table:style-name="ce112"/>
          <table:table-cell table:style-name="ce112" table:formula="of:=([.P$4]-[.P10])/[.P$4]" office:value-type="float" office:value="0.000953802058859777" calcext:value-type="float">
            <text:p>0.00095380205886</text:p>
          </table:table-cell>
          <table:table-cell table:style-name="ce112" table:formula="of:=([.Q$4]-[.Q10])/[.Q$4]" office:value-type="float" office:value="0.000180795577785914" calcext:value-type="float">
            <text:p>0.000180795577786</text:p>
          </table:table-cell>
          <table:table-cell table:style-name="ce112" table:formula="of:=([.R$4]-[.R10])/[.R$4]" office:value-type="float" office:value="0.0000517387160518725" calcext:value-type="float">
            <text:p>5.17387160518725E-05</text:p>
          </table:table-cell>
          <table:table-cell table:style-name="ce112" table:formula="of:=([.S$4]-[.S10])/[.S$4]" office:value-type="float" office:value="0.0000558543537446552" calcext:value-type="float">
            <text:p>5.58543537446552E-05</text:p>
          </table:table-cell>
          <table:table-cell table:style-name="ce112" table:formula="of:=([.T$4]-[.T10])/[.T$4]" office:value-type="float" office:value="0.000287503194479939" calcext:value-type="float">
            <text:p>0.00028750319448</text:p>
          </table:table-cell>
          <table:table-cell table:style-name="ce112" table:formula="of:=([.U$4]-[.U10])/[.U$4]" office:value-type="float" office:value="0.00109817554639291" calcext:value-type="float">
            <text:p>0.001098175546393</text:p>
          </table:table-cell>
          <table:table-cell table:style-name="ce112" table:formula="of:=([.V$4]-[.V10])/[.V$4]" office:value-type="float" office:value="0.0014901631868699" calcext:value-type="float">
            <text:p>0.00149016318687</text:p>
          </table:table-cell>
          <table:table-cell table:style-name="ce112" table:formula="of:=([.W$4]-[.W10])/[.W$4]" office:value-type="float" office:value="0.0000495176129414568" calcext:value-type="float">
            <text:p>4.95176129414568E-05</text:p>
          </table:table-cell>
          <table:table-cell table:style-name="ce112" table:formula="of:=([.X$4]-[.X10])/[.X$4]" office:value-type="float" office:value="0.000762029216289652" calcext:value-type="float">
            <text:p>0.00076202921629</text:p>
          </table:table-cell>
          <table:table-cell table:style-name="ce112" table:formula="of:=([.Y$4]-[.Y10])/[.Y$4]" office:value-type="float" office:value="0.00138850882830175" calcext:value-type="float">
            <text:p>0.001388508828302</text:p>
          </table:table-cell>
          <table:table-cell table:style-name="ce112" table:formula="of:=([.Z$4]-[.Z10])/[.Z$4]" office:value-type="float" office:value="0.00007150625465409" calcext:value-type="float">
            <text:p>7.150625465409E-05</text:p>
          </table:table-cell>
          <table:table-cell table:style-name="ce39" table:number-columns-repeated="11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style-name="ce12" table:formula="of:=SUM([.D16:.N16])/22" office:value-type="float" office:value="0" calcext:value-type="float">
            <text:p>0</text:p>
          </table:covered-table-cell>
          <table:table-cell table:style-name="ce12"/>
          <table:table-cell table:style-name="ce21" office:value-type="string" calcext:value-type="string" table:number-columns-spanned="11" table:number-rows-spanned="1">
            <text:p>Relative difference of the fitness value in comparison with the optimal value if known</text:p>
          </table:table-cell>
          <table:covered-table-cell table:number-columns-repeated="3" table:style-name="ce16"/>
          <table:covered-table-cell table:number-columns-repeated="2" table:style-name="ce30"/>
          <table:covered-table-cell table:number-columns-repeated="5" table:style-name="ce16"/>
          <table:table-cell table:style-name="ce131" table:number-columns-repeated="23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formula="of:=SUM([.D17:.Z17])/3" office:value-type="float" office:value="-0.0860797335792208" calcext:value-type="float">
            <text:p>-0.086079733579221</text:p>
          </table:table-cell>
          <table:table-cell table:style-name="ce13" table:formula="of:=[.B17]*(-1)" office:value-type="percentage" office:value="0.0860797335792208" calcext:value-type="percentage">
            <text:p>8.61%</text:p>
          </table:table-cell>
          <table:table-cell table:style-name="ce112" table:number-columns-repeated="2"/>
          <table:table-cell/>
          <table:table-cell table:style-name="ce112" table:number-columns-repeated="3"/>
          <table:table-cell table:style-name="ce112" table:formula="of:=([.J$3]-[.J7])/[.J$3]" office:value-type="float" office:value="-0.0832078171066428" calcext:value-type="float">
            <text:p>-0.083207817106643</text:p>
          </table:table-cell>
          <table:table-cell table:style-name="ce112" table:number-columns-repeated="2"/>
          <table:table-cell table:style-name="ce112" table:formula="of:=([.M$3]-[.M7])/[.M$3]" office:value-type="float" office:value="-0.0922909880564604" calcext:value-type="float">
            <text:p>-0.09229098805646</text:p>
          </table:table-cell>
          <table:table-cell table:style-name="ce112"/>
          <table:table-cell table:style-name="ce112" table:formula="of:=([.O$3]-[.O7])/[.O$3]" office:value-type="float" office:value="-0.0827403955745594" calcext:value-type="float">
            <text:p>-0.082740395574559</text:p>
          </table:table-cell>
          <table:table-cell table:style-name="ce112"/>
          <table:table-cell table:style-name="ce39" table:number-columns-repeated="21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formula="of:=SUM([.D18:.Z18])/3" office:value-type="float" office:value="-0.0814008907415391" calcext:value-type="float">
            <text:p>-0.081400890741539</text:p>
          </table:table-cell>
          <table:table-cell table:style-name="ce13" table:formula="of:=[.B18]*(-1)" office:value-type="percentage" office:value="0.0814008907415391" calcext:value-type="percentage">
            <text:p>8.14%</text:p>
          </table:table-cell>
          <table:table-cell table:style-name="ce112" table:number-columns-repeated="2"/>
          <table:table-cell/>
          <table:table-cell table:style-name="ce112" table:number-columns-repeated="3"/>
          <table:table-cell table:style-name="ce112" table:formula="of:=([.J$3]-[.J8])/[.J$3]" office:value-type="float" office:value="-0.081065035088944" calcext:value-type="float">
            <text:p>-0.081065035088944</text:p>
          </table:table-cell>
          <table:table-cell table:style-name="ce112" table:number-columns-repeated="2"/>
          <table:table-cell table:style-name="ce112" table:formula="of:=([.M$3]-[.M8])/[.M$3]" office:value-type="float" office:value="-0.0846905537459283" calcext:value-type="float">
            <text:p>-0.084690553745928</text:p>
          </table:table-cell>
          <table:table-cell table:style-name="ce112"/>
          <table:table-cell table:style-name="ce112" table:formula="of:=([.O$3]-[.O8])/[.O$3]" office:value-type="float" office:value="-0.0784470833897449" calcext:value-type="float">
            <text:p>-0.078447083389745</text:p>
          </table:table-cell>
          <table:table-cell table:style-name="ce112"/>
          <table:table-cell table:style-name="ce39" table:number-columns-repeated="21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formula="of:=SUM([.D19:.Z19])/3" office:value-type="float" office:value="-0.0769911455069267" calcext:value-type="float">
            <text:p>-0.076991145506927</text:p>
          </table:table-cell>
          <table:table-cell table:style-name="ce13" table:formula="of:=[.B19]*(-1)" office:value-type="percentage" office:value="0.0769911455069267" calcext:value-type="percentage">
            <text:p>7.70%</text:p>
          </table:table-cell>
          <table:table-cell table:style-name="ce7" table:number-columns-repeated="6"/>
          <table:table-cell table:style-name="ce112" table:formula="of:=([.J$3]-[.J9])/[.J$3]" office:value-type="float" office:value="-0.0799446998280725" calcext:value-type="float">
            <text:p>-0.079944699828073</text:p>
          </table:table-cell>
          <table:table-cell table:style-name="ce7" table:number-columns-repeated="2"/>
          <table:table-cell table:style-name="ce112" table:formula="of:=([.M$3]-[.M9])/[.M$3]" office:value-type="float" office:value="-0.0717818795994692" calcext:value-type="float">
            <text:p>-0.071781879599469</text:p>
          </table:table-cell>
          <table:table-cell table:style-name="ce7"/>
          <table:table-cell table:style-name="ce112" table:formula="of:=([.O$3]-[.O9])/[.O$3]" office:value-type="float" office:value="-0.0792468570932383" calcext:value-type="float">
            <text:p>-0.079246857093238</text:p>
          </table:table-cell>
          <table:table-cell table:style-name="ce7" table:number-columns-repeated="22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formula="of:=SUM([.D20:.Z20])/3" office:value-type="float" office:value="-0.0844475891203181" calcext:value-type="float">
            <text:p>-0.084447589120318</text:p>
          </table:table-cell>
          <table:table-cell table:style-name="ce13" table:formula="of:=[.B20]*(-1)" office:value-type="percentage" office:value="0.0844475891203181" calcext:value-type="percentage">
            <text:p>8.44%</text:p>
          </table:table-cell>
          <table:table-cell table:style-name="ce7" table:number-columns-repeated="6"/>
          <table:table-cell table:style-name="ce112" table:formula="of:=([.J$3]-[.J10])/[.J$3]" office:value-type="float" office:value="-0.0831883102508223" calcext:value-type="float">
            <text:p>-0.083188310250822</text:p>
          </table:table-cell>
          <table:table-cell table:style-name="ce7" table:number-columns-repeated="2"/>
          <table:table-cell table:style-name="ce112" table:formula="of:=([.M$3]-[.M10])/[.M$3]" office:value-type="float" office:value="-0.0874653154783447" calcext:value-type="float">
            <text:p>-0.087465315478345</text:p>
          </table:table-cell>
          <table:table-cell table:style-name="ce7"/>
          <table:table-cell table:style-name="ce112" table:formula="of:=([.O$3]-[.O10])/[.O$3]" office:value-type="float" office:value="-0.0826891416317873" calcext:value-type="float">
            <text:p>-0.082689141631787</text:p>
          </table:table-cell>
          <table:table-cell table:style-name="ce7" table:number-columns-repeated="22"/>
          <table:table-cell table:number-columns-repeated="6"/>
        </table:table-row>
        <table:table-row table:style-name="ro5">
          <table:table-cell table:style-name="ce5"/>
          <table:table-cell table:style-name="ce7" table:number-columns-repeated="36"/>
          <table:table-cell table:number-columns-repeated="6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heuristics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0.0860797335792208" calcext:value-type="percentage">
            <text:p>8.61%</text:p>
          </table:table-cell>
          <table:table-cell table:style-name="ce10" table:formula="of:=[.C12]" office:value-type="percentage" office:value="0.000742350261965899" calcext:value-type="percentage">
            <text:p>0.07%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0.0814008907415391" calcext:value-type="percentage">
            <text:p>8.14%</text:p>
          </table:table-cell>
          <table:table-cell table:style-name="ce10" table:formula="of:=[.C13]" office:value-type="percentage" office:value="0.00536446428051389" calcext:value-type="percentage">
            <text:p>0.54%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0.0769911455069267" calcext:value-type="percentage">
            <text:p>7.70%</text:p>
          </table:table-cell>
          <table:table-cell table:style-name="ce10" table:formula="of:=[.C14]" office:value-type="percentage" office:value="0.0061173548235419" calcext:value-type="percentage">
            <text:p>0.61%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0.0844475891203181" calcext:value-type="percentage">
            <text:p>8.44%</text:p>
          </table:table-cell>
          <table:table-cell table:style-name="ce10" table:formula="of:=[.C15]" office:value-type="percentage" office:value="0.000933181901364815" calcext:value-type="percentage">
            <text:p>0.09%</text:p>
          </table:table-cell>
          <table:table-cell table:style-name="ce7" table:number-columns-repeated="33"/>
          <table:table-cell table:number-columns-repeated="6"/>
        </table:table-row>
        <table:table-row table:style-name="ro5" table:number-rows-repeated="9">
          <table:table-cell table:style-name="ce7" table:number-columns-repeated="37"/>
          <table:table-cell table:number-columns-repeated="6"/>
        </table:table-row>
        <table:table-row table:style-name="ro5" table:number-rows-repeated="1048540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Sheet2" table:style-name="ta1">
        <table:table-column table:style-name="co17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2"/>
        </table:table-row>
        <table:table-row table:style-name="ro5">
          <table:table-cell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9:55:15.967029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09:57:29.762003719</dc:date>
    <meta:editing-duration>P4DT21H32M48S</meta:editing-duration>
    <meta:editing-cycles>119</meta:editing-cycles>
    <meta:generator>LibreOffice/6.4.2.2$MacOSX_X86_64 LibreOffice_project/4e471d8c02c9c90f512f7f9ead8875b57fcb1ec3</meta:generator>
    <meta:document-statistic meta:table-count="2" meta:cell-count="281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8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b7b3ca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7:RESULTS.A20 RESULTS.C17:RESULTS.C20" chart:data-source-has-labels="column" svg:x="2.388cm" svg:y="0.187cm" svg:width="10.645cm" svg:height="12.866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28cm" svg:y="13.175cm" chart:style-name="ch4">
              <text:p>Crossover type</text:p>
            </chart:title>
            <chart:categories table:cell-range-address="RESULTS.A17:RESULTS.A20"/>
          </chart:axis>
          <chart:axis chart:dimension="y" chart:name="primary-y" chart:style-name="ch5">
            <chart:title svg:x="0.288cm" svg:y="7.031cm" chart:style-name="ch6">
              <text:p>E</text:p>
            </chart:title>
            <chart:grid chart:style-name="ch7" chart:class="major"/>
          </chart:axis>
          <chart:series chart:style-name="ch8" chart:values-cell-range-address="RESULTS.C17:RESULTS.C20" chart:class="chart:bar">
            <chart:data-point chart:repeated="2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7:RESULTS.A20</svg:desc>
                </draw:g>
              </table:table-cell>
              <table:table-cell office:value-type="float" office:value="0.0860797335792208">
                <text:p>0.0860797335792208</text:p>
                <draw:g>
                  <svg:desc>RESULTS.C17:RESULTS.C20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814008907415391">
                <text:p>0.0814008907415391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769911455069267">
                <text:p>0.0769911455069267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844475891203181">
                <text:p>0.0844475891203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8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ffd7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2:RESULTS.A15 RESULTS.C12:RESULTS.C15" chart:data-source-has-labels="column" svg:x="2.388cm" svg:y="0.187cm" svg:width="10.645cm" svg:height="12.866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cm" svg:y="13.175cm" chart:style-name="ch4">
              <text:p>Crossover type</text:p>
            </chart:title>
            <chart:categories table:cell-range-address="RESULTS.A12:RESULTS.A15"/>
          </chart:axis>
          <chart:axis chart:dimension="y" chart:name="primary-y" chart:style-name="ch5">
            <chart:title svg:x="0.388cm" svg:y="6.728cm" chart:style-name="ch6">
              <text:p>I</text:p>
            </chart:title>
            <chart:grid chart:style-name="ch7" chart:class="major"/>
          </chart:axis>
          <chart:series chart:style-name="ch8" chart:values-cell-range-address="RESULTS.C12:RESULTS.C15" chart:class="chart:bar">
            <chart:data-point chart:repeated="2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2:RESULTS.A15</svg:desc>
                </draw:g>
              </table:table-cell>
              <table:table-cell office:value-type="float" office:value="0.000742350261965899">
                <text:p>0.000742350261965899</text:p>
                <draw:g>
                  <svg:desc>RESULTS.C12:RESULTS.C15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0536446428051389">
                <text:p>0.00536446428051389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061173548235419">
                <text:p>0.0061173548235419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00933181901364815">
                <text:p>0.000933181901364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